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3bda" officeooo:paragraph-rsid="00053bda"/>
    </style:style>
    <style:style style:name="P2" style:family="paragraph" style:parent-style-name="Standard">
      <style:text-properties officeooo:rsid="0006d8e5" officeooo:paragraph-rsid="0006d8e5"/>
    </style:style>
    <style:style style:name="P3" style:family="paragraph" style:parent-style-name="Standard">
      <style:text-properties officeooo:rsid="00075fd0" officeooo:paragraph-rsid="0009528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53bda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9528e" officeooo:paragraph-rsid="0009528e"/>
    </style:style>
    <style:style style:name="P6" style:family="paragraph" style:parent-style-name="Standard">
      <style:text-properties fo:color="#c9211e" loext:opacity="100%" fo:font-weight="bold" officeooo:rsid="00053bda" style:font-weight-asian="bold" style:font-weight-complex="bold"/>
    </style:style>
    <style:style style:name="P7" style:family="paragraph" style:parent-style-name="Standard">
      <style:text-properties fo:color="#c9211e" loext:opacity="100%" fo:font-weight="bold" officeooo:rsid="00053bda" officeooo:paragraph-rsid="000a4585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position="super 58%"/>
    </style:style>
    <style:style style:name="T3" style:family="text">
      <style:text-properties officeooo:rsid="0006d8e5"/>
    </style:style>
    <style:style style:name="T4" style:family="text">
      <style:text-properties officeooo:rsid="00075fd0"/>
    </style:style>
    <style:style style:name="T5" style:family="text">
      <style:text-properties officeooo:rsid="00081a70"/>
    </style:style>
    <style:style style:name="T6" style:family="text">
      <style:text-properties officeooo:rsid="00090a00"/>
    </style:style>
    <style:style style:name="T7" style:family="text">
      <style:text-properties officeooo:rsid="0009528e"/>
    </style:style>
    <style:style style:name="T8" style:family="text">
      <style:text-properties officeooo:rsid="0009c539"/>
    </style:style>
    <style:style style:name="T9" style:family="text">
      <style:text-properties officeooo:rsid="000a45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bing <text:span text:style-name="T1">yourself</text:span> myself</text:p>
      <text:p text:style-name="P6">Name, age, nationality</text:p>
      <text:p text:style-name="P1">Hi everyone, my name is Roldán Vicente, but no one calls me Vicente (maybe because no one knows I have a second name). I am 31 years old. I am from Valencia and I am living in Massamagrell for now.</text:p>
      <text:p text:style-name="P1"/>
      <text:p text:style-name="P7">Work/study/family</text:p>
      <text:p text:style-name="P1">Let me introduce you to my life… I am studying 2<text:span text:style-name="T2">nd</text:span> year of a Higher Voca<text:span text:style-name="T9">t</text:span>ional Education in Cross-Platform Application Development (DAM in Spanish). So, maybe next year I will be an Android Developer (cross fingers). I also work at a Mercadona’s warehouse as a picker. <text:span text:style-name="T4">It is pretty cold in there because it is literally a fridge (3ºC). </text:span><text:span text:style-name="T3">By the way, I have a dog called “Rayo”. He is a mix of Yorkshire breed.</text:span></text:p>
      <text:p text:style-name="P1"/>
      <text:p text:style-name="P7">Physical appearance</text:p>
      <text:p text:style-name="P2">Talking about my appearance, I have black short hair and blackish eyes (they are brown indeed, but too dark to appreciate it). I have beard (not as bushy as I would like to, but a beard after all). I am 1,8m tall and not too thin or fat.</text:p>
      <text:p text:style-name="P2"/>
      <text:p text:style-name="P7">Personality</text:p>
      <text:p text:style-name="P2">Now get a closer look into my mind, I will <text:span text:style-name="T4">tell</text:span> <text:span text:style-name="T4">you </text:span>about my personality. I am quite shy, what makes some people get confused because I am really talkative. I am also positive, friendly and charm. <text:span text:style-name="T6">I consider myself funny, </text:span><text:span text:style-name="T7">which</text:span><text:span text:style-name="T6"> do not makes me funny. </text:span>I <text:span text:style-name="T7">also </text:span>like to help people. And my friends always say I am <text:span text:style-name="T4">such </text:span>a mess <text:span text:style-name="T4">(a messy person) because I always lost sense of time and I am often late.</text:span></text:p>
      <text:p text:style-name="P2"/>
      <text:p text:style-name="P7">Hobbies</text:p>
      <text:p text:style-name="P3">Talking about my hobbits I have Frodo and Sam… Oh, not hobbits, hobbies. </text:p>
      <text:p text:style-name="P3">Well, I like to play video-games (<text:span text:style-name="T7">Zelda, </text:span>Pokémon, Magic The Gathering, Minecraft, Brawl Stars, and so on). I also enjoy reading a good book (El Principito, La Máquina del Tiempo, El nombre del Viento, and many others, always in <text:span text:style-name="T7">S</text:span>panish). I like to spend time with my friends <text:span text:style-name="T5">whenever</text:span> I can (remember, I am often late).</text:p>
      <text:p text:style-name="P3"/>
      <text:p text:style-name="P7">Qualities of an ideal friend (I would like to meet someone who...)</text:p>
      <text:p text:style-name="P5"><text:span text:style-name="T8">After saying that, </text:span>I would like to meet someone who <text:span text:style-name="T8">likes to code and develop as much as I do. Someone to compete with. You know, “I do this but I think this would be better”, “you can do this”, “check out my code”, “take a look at this article”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8T19:50:01.050000000</dc:date>
    <meta:editing-duration>PT17M32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4" meta:word-count="383" meta:character-count="2042" meta:non-whitespace-character-count="1671"/>
  </office:meta>
</office:document-meta>
</file>